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estáticos; aplicaciones clásicas request/response; aplicaciones frontend con componentes reactivos; diferentes tipos de APIs; servicios de infraestructura como job schedulers y single sign-ons; herramientas de análisis y procesamiento de datos como ETLs y scrapers; y sistemas biométricos, entre otras cosas. Trabajé con diferentes arquitecturas y modelos de aplicaciones como web services (SOAP), microservicios (REST), web sockets, request/response clásicos (MVC, streaming), procesamiento batch, y CLIs, entre otras. Usé e integré diferentes orígenes de datos.</text:p>
      <text:p text:style-name="Text_20_body">En desarrollo de backend, trabajé con varios stacks de frameworks en PHP, Java, Scala, Kotlin y NodeJS. Entre los problemas de backend que resolví, puedo mencionar autenticación (SAML, OIDC), manejo de sesiones, manejo de transacciones, acceso a datos con múltiples orígenes de datos, búsqueda de texto libre, gestión y compresión de recursos estáticos (JavaScript, CSS, imágenes, videos, etc.), soporte de múltiples idiomas, geolocalización, clusterización y procesamiento de datos, storage de contenido, seguridad de datos y aplicaciones, integración con servicios de terceros, integración de hardware biométrico, estrategias de escalabilidad y resiliencia, entre otras cosas.</text:p>
      <text:p text:style-name="Text_20_body">En desarrollo frontend, valoro más el diseño de arquitectura que el conocimiento específico de frameworks. Entre los problemas de arquitectura comunes que resolví puedo destacar el diseño de componentes reutilizables, la optimización de recursos en favor de la experiencia del usuario, el manejo de comunicación cross-domain, la personalización, el desarrollo progresivo y activación de features por usuario, el manejo y la persitencia de estado, soporte de idiomas, entre otras cosas. Algunos de los frameworks y utilidades que usé son Vue 2/3, React, charts.js, jQuery, y lessCSS. Use herramientas de build como webpack, vite, rollup and babel. Desarrollé tests funcionales utilizando cypress, puppetteer y playwright.</text:p>
      <text:p text:style-name="Text_20_body">Pienso que el trabajo en equipo y un proceso de desarrollo enfocado en la calidad son la clave para un software exitoso. Entre las buenas prácticas para garantizar la calidad del delivery mencionaría resolver problemas utilizando los patrone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5T23:02:33Z</meta:creation-date>
    <dc:date>2024-01-05T23:02:33Z</dc:date>
    <meta:user-defined meta:name="job" meta:value-type="string">Desarrollador de software</meta:user-defined>
    <meta:user-defined meta:name="messages" meta:value-type="string"/>
  </office:meta>
</office:document-meta>
</file>